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200%" fo:text-align="center" style:justify-single-word="false"/>
      <style:text-properties style:font-name="Times New Roman" officeooo:rsid="00046cee" officeooo:paragraph-rsid="00046cee"/>
    </style:style>
    <style:style style:name="P2" style:family="paragraph" style:parent-style-name="Standard">
      <style:paragraph-properties fo:margin-top="0in" fo:margin-bottom="0in" loext:contextual-spacing="false" fo:line-height="200%" fo:text-align="start" style:justify-single-word="false"/>
      <style:text-properties style:font-name="Times New Roman" officeooo:rsid="00046cee" officeooo:paragraph-rsid="00046cee"/>
    </style:style>
    <style:style style:name="P3" style:family="paragraph" style:parent-style-name="Standard">
      <style:paragraph-properties fo:margin-top="0in" fo:margin-bottom="0in" loext:contextual-spacing="false" fo:line-height="200%" fo:text-align="center" style:justify-single-word="false"/>
      <style:text-properties style:font-name="Times New Roman" officeooo:rsid="0012bf93" officeooo:paragraph-rsid="0012bf93"/>
    </style:style>
    <style:style style:name="P4" style:family="paragraph" style:parent-style-name="Standard">
      <style:paragraph-properties fo:margin-top="0in" fo:margin-bottom="0in" loext:contextual-spacing="false" fo:line-height="200%"/>
      <style:text-properties style:font-name="Times New Roman" fo:font-size="12pt"/>
    </style:style>
    <style:style style:name="P5" style:family="paragraph" style:parent-style-name="Standard">
      <style:paragraph-properties fo:margin-top="0in" fo:margin-bottom="0in" loext:contextual-spacing="false" fo:line-height="200%" fo:text-align="start" style:justify-single-word="false"/>
      <style:text-properties officeooo:paragraph-rsid="000bd308"/>
    </style:style>
    <style:style style:name="P6" style:family="paragraph" style:parent-style-name="Standard">
      <style:paragraph-properties fo:line-height="200%"/>
      <style:text-properties style:font-name="Times New Roman" fo:font-size="12pt" style:font-size-asian="12pt" style:font-size-complex="12pt"/>
    </style:style>
    <style:style style:name="P7" style:family="paragraph" style:parent-style-name="Standard">
      <style:paragraph-properties fo:line-height="200%"/>
      <style:text-properties style:font-name="Times New Roman" fo:font-size="12pt"/>
    </style:style>
    <style:style style:name="P8" style:family="paragraph" style:parent-style-name="Standard">
      <style:paragraph-properties fo:line-height="200%"/>
      <style:text-properties style:font-name="Times New Roman" fo:font-size="12pt" fo:font-style="normal" fo:font-weight="normal" officeooo:rsid="0010d264" style:font-size-asian="12pt" style:font-style-asian="normal" style:font-weight-asian="normal" style:font-size-complex="12pt" style:font-style-complex="normal" style:font-weight-complex="normal"/>
    </style:style>
    <style:style style:name="T1" style:family="text">
      <style:text-properties officeooo:rsid="00049bbf"/>
    </style:style>
    <style:style style:name="T2" style:family="text">
      <style:text-properties style:text-position="super 58%" officeooo:rsid="00049bbf"/>
    </style:style>
    <style:style style:name="T3" style:family="text">
      <style:text-properties fo:font-style="italic" officeooo:rsid="00049bbf" style:font-style-asian="italic" style:font-style-complex="italic"/>
    </style:style>
    <style:style style:name="T4" style:family="text">
      <style:text-properties fo:font-style="italic" officeooo:rsid="0012bf93" style:font-style-asian="italic" style:font-style-complex="italic"/>
    </style:style>
    <style:style style:name="T5" style:family="text">
      <style:text-properties fo:font-style="normal" officeooo:rsid="00049bbf" style:font-style-asian="normal" style:font-style-complex="normal"/>
    </style:style>
    <style:style style:name="T6" style:family="text">
      <style:text-properties fo:font-style="normal" officeooo:rsid="0012bf93" style:font-style-asian="normal" style:font-style-complex="normal"/>
    </style:style>
    <style:style style:name="T7" style:family="text">
      <style:text-properties fo:font-style="normal" fo:font-weight="normal" officeooo:rsid="0010d264" style:font-style-asian="normal" style:font-weight-asian="normal" style:font-style-complex="normal" style:font-weight-complex="normal"/>
    </style:style>
    <style:style style:name="T8" style:family="text">
      <style:text-properties fo:font-style="normal" fo:font-weight="normal" officeooo:rsid="001447c8" style:font-style-asian="normal" style:font-weight-asian="normal" style:font-style-complex="normal" style:font-weight-complex="normal"/>
    </style:style>
    <style:style style:name="T9" style:family="text">
      <style:text-properties fo:font-style="normal" fo:font-weight="normal" officeooo:rsid="000d7e77" style:font-size-asian="12pt" style:font-style-asian="normal" style:font-weight-asian="normal" style:font-size-complex="12pt" style:font-style-complex="normal" style:font-weight-complex="normal"/>
    </style:style>
    <style:style style:name="T10" style:family="text">
      <style:text-properties fo:font-style="normal" fo:font-weight="normal" officeooo:rsid="000e580f" style:font-size-asian="12pt" style:font-style-asian="normal" style:font-weight-asian="normal" style:font-size-complex="12pt" style:font-style-complex="normal" style:font-weight-complex="normal"/>
    </style:style>
    <style:style style:name="T11" style:family="text">
      <style:text-properties fo:font-style="normal" fo:font-weight="normal" officeooo:rsid="000ee2c5" style:font-size-asian="12pt" style:font-style-asian="normal" style:font-weight-asian="normal" style:font-size-complex="12pt" style:font-style-complex="normal" style:font-weight-complex="normal"/>
    </style:style>
    <style:style style:name="T12" style:family="text">
      <style:text-properties fo:font-style="normal" fo:font-weight="normal" officeooo:rsid="000f69b6" style:font-size-asian="12pt" style:font-style-asian="normal" style:font-weight-asian="normal" style:font-size-complex="12pt" style:font-style-complex="normal" style:font-weight-complex="normal"/>
    </style:style>
    <style:style style:name="T13" style:family="text">
      <style:text-properties fo:font-style="normal" fo:font-weight="normal" officeooo:rsid="0010b91a" style:font-size-asian="12pt" style:font-style-asian="normal" style:font-weight-asian="normal" style:font-size-complex="12pt" style:font-style-complex="normal" style:font-weight-complex="normal"/>
    </style:style>
    <style:style style:name="T14" style:family="text">
      <style:text-properties fo:font-style="normal" fo:font-weight="normal" officeooo:rsid="0010d264" style:font-size-asian="12pt" style:font-style-asian="normal" style:font-weight-asian="normal" style:font-size-complex="12pt" style:font-style-complex="normal" style:font-weight-complex="normal"/>
    </style:style>
    <style:style style:name="T15" style:family="text">
      <style:text-properties fo:font-style="normal" fo:font-weight="normal" officeooo:rsid="001447c8" style:font-size-asian="12pt" style:font-style-asian="normal" style:font-weight-asian="normal" style:font-size-complex="12pt" style:font-style-complex="normal" style:font-weight-complex="normal"/>
    </style:style>
    <style:style style:name="T16" style:family="text">
      <style:text-properties style:font-name="Times New Roman" fo:font-style="normal" officeooo:rsid="00049bbf" style:font-style-asian="normal" style:font-style-complex="normal"/>
    </style:style>
    <style:style style:name="T17" style:family="text">
      <style:text-properties style:font-name="Times New Roman" fo:font-style="normal" officeooo:rsid="00062cb7" style:font-style-asian="normal" style:font-style-complex="normal"/>
    </style:style>
    <style:style style:name="T18" style:family="text">
      <style:text-properties style:font-name="Times New Roman" fo:font-style="normal" officeooo:rsid="00071cd2" style:font-style-asian="normal" style:font-style-complex="normal"/>
    </style:style>
    <style:style style:name="T19" style:family="text">
      <style:text-properties style:font-name="Times New Roman" fo:font-style="normal" officeooo:rsid="0008afd0" style:font-style-asian="normal" style:font-style-complex="normal"/>
    </style:style>
    <style:style style:name="T20" style:family="text">
      <style:text-properties style:font-name="Times New Roman" fo:font-style="normal" officeooo:rsid="000a4a61" style:font-style-asian="normal" style:font-style-complex="normal"/>
    </style:style>
    <style:style style:name="T21" style:family="text">
      <style:text-properties style:font-name="Times New Roman" fo:font-style="normal" officeooo:rsid="000bc403" style:font-style-asian="normal" style:font-style-complex="normal"/>
    </style:style>
    <style:style style:name="T22" style:family="text">
      <style:text-properties style:font-name="Times New Roman" fo:font-style="normal" officeooo:rsid="0012bf93" style:font-style-asian="normal" style:font-style-complex="normal"/>
    </style:style>
    <style:style style:name="T23" style:family="text">
      <style:text-properties style:font-name="Times New Roman" fo:font-style="normal" fo:font-weight="normal" officeooo:rsid="000bc403" style:font-style-asian="normal" style:font-weight-asian="normal" style:font-style-complex="normal" style:font-weight-complex="normal"/>
    </style:style>
    <style:style style:name="T24" style:family="text">
      <style:text-properties style:font-name="Times New Roman" fo:font-style="normal" fo:font-weight="normal" officeooo:rsid="000bd308" style:font-style-asian="normal" style:font-weight-asian="normal" style:font-style-complex="normal" style:font-weight-complex="normal"/>
    </style:style>
    <style:style style:name="T25" style:family="text">
      <style:text-properties style:font-name="Times New Roman" fo:font-style="normal" fo:font-weight="normal" officeooo:rsid="000c092e" style:font-style-asian="normal" style:font-weight-asian="normal" style:font-style-complex="normal" style:font-weight-complex="normal"/>
    </style:style>
    <style:style style:name="T26" style:family="text">
      <style:text-properties style:font-name="Times New Roman" fo:font-style="normal" fo:font-weight="normal" officeooo:rsid="000d7e77" style:font-style-asian="normal" style:font-weight-asian="normal" style:font-style-complex="normal" style:font-weight-complex="normal"/>
    </style:style>
    <style:style style:name="T27" style:family="text">
      <style:text-properties style:font-name="Times New Roman" fo:font-style="normal" fo:font-weight="normal" officeooo:rsid="0012bf93" style:font-style-asian="normal" style:font-weight-asian="normal" style:font-style-complex="normal" style:font-weight-complex="normal"/>
    </style:style>
    <style:style style:name="T28" style:family="text">
      <style:text-properties style:font-name="Times New Roman" fo:font-style="italic" officeooo:rsid="0008afd0" style:font-style-asian="italic" style:font-style-complex="italic"/>
    </style:style>
    <style:style style:name="T29" style:family="text">
      <style:text-properties style:font-name="Times New Roman" fo:font-style="italic" fo:font-weight="normal" officeooo:rsid="000bc403" style:font-style-asian="italic" style:font-weight-asian="normal" style:font-style-complex="italic" style:font-weight-complex="normal"/>
    </style:style>
    <style:style style:name="T30" style:family="text">
      <style:text-properties style:font-name="Times New Roman" fo:font-style="italic" fo:font-weight="normal" officeooo:rsid="000d7e77" style:font-style-asian="italic" style:font-weight-asian="normal" style:font-style-complex="italic" style:font-weight-complex="normal"/>
    </style:style>
    <style:style style:name="T31" style:family="text">
      <style:text-properties style:font-name="Times New Roman" fo:font-size="12pt" fo:font-style="normal" fo:font-weight="normal" officeooo:rsid="000d7e77" style:font-size-asian="12pt" style:font-style-asian="normal" style:font-weight-asian="normal" style:font-size-complex="12pt" style:font-style-complex="normal" style:font-weight-complex="normal"/>
    </style:style>
    <style:style style:name="T32" style:family="text">
      <style:text-properties style:font-size-asian="12pt" style:font-size-complex="12pt"/>
    </style:style>
    <style:style style:name="T33" style:family="text">
      <style:text-properties officeooo:rsid="000d7e77" style:font-size-asian="12pt" style:font-size-complex="12pt"/>
    </style:style>
    <style:style style:name="T34" style:family="text">
      <style:text-properties officeooo:rsid="000e580f" style:font-size-asian="12pt" style:font-size-complex="12pt"/>
    </style:style>
    <style:style style:name="T35" style:family="text">
      <style:text-properties officeooo:rsid="000ee2c5" style:font-size-asian="12pt" style:font-size-complex="12pt"/>
    </style:style>
    <style:style style:name="T36" style:family="text">
      <style:text-properties officeooo:rsid="001447c8" style:font-size-asian="12pt" style:font-size-complex="12pt"/>
    </style:style>
    <style:style style:name="T37" style:family="text">
      <style:text-properties officeooo:rsid="0012bf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is God? The Overlap of Religion and Science in the Writings of Isaac Asimov and Ray Bradbury</text:p>
      <text:p text:style-name="P1">Adam Stammer</text:p>
      <text:p text:style-name="P2"><text:tab/>Religion and science have long been enemies, neither one quite able to explain or define the other. It has led to conflict as simple as arguments, or as complex as modern wars. Historically science has continued to grow and expand in <text:span text:style-name="T37">a</text:span> way that religion ceased <text:span text:style-name="T37">to</text:span> long ago. It begs the question, what role will religion play in a future so filled with science? Isaac Asimov and Ray <text:span text:style-name="T1">Bradbury, two of the most influential and popular science fiction authors of the 20</text:span><text:span text:style-name="T2">th</text:span><text:span text:style-name="T1"> century, took different approaches to the topic of religion but each considered it very important for the future. This is evident in many of their stories, specifically </text:span><text:span text:style-name="T3">The Last Question</text:span><text:span text:style-name="T5"> </text:span><text:span text:style-name="T6">and </text:span><text:span text:style-name="T4">The Last Answer</text:span><text:span text:style-name="T5"> by </text:span><text:span text:style-name="T6">Isaac </text:span><text:span text:style-name="T5">Asimov, </text:span><text:span text:style-name="T6">and </text:span><text:span text:style-name="T4">The Fire Balloons</text:span><text:span text:style-name="T5"> by </text:span><text:span text:style-name="T6">Ray </text:span><text:span text:style-name="T5">Bradbury. </text:span></text:p>
      <text:p text:style-name="P5"><text:span text:style-name="T16"><text:tab/></text:span><text:span text:style-name="T17">Isaac Asimov </text:span><text:span text:style-name="T18">never considered himself religious. He repeatedly called himself a </text:span><text:span text:style-name="T19">humanist,</text:span><text:span text:style-name="T18"> not of faith but driven purely by reason. This took an interesting shape in many of his stories, especially those that deal with religion in some way. </text:span><text:span text:style-name="T19">He made efforts to avoid religion in his stories but frequently brought about the subject, even if only in an analytical way. </text:span><text:span text:style-name="T28">The Last Question</text:span><text:span text:style-name="T19"> is perhaps the most controversial of his works showing his humanist ideals. The story quite literally implies that man created God, not the other way around. It was also alluded to in a not so subtle but very impactful way. “And AC said, ‘LET THERE BE LIGHT!’ and there was light.”. Certainly a basic Christian belief, but applied in a way that defies that belief. </text:span><text:span text:style-name="T20">Asimov’s ideals also extended to the strength of man, perhaps just a flip side of the same coin, but noteworthy in an of itself. In this story yet, this controversial ending was only made possible by mankind overcoming all of the major problems it faced previously. Not enough fossil fuels and too much pollution was solved by renewable solar energies, overpopulation was solved by expand</text:span><text:span text:style-name="T22">ing</text:span><text:span text:style-name="T20"> out of the universe and again by discarding their bodies until eventually man was but one being capable of </text:span><text:span text:style-name="T22">almost</text:span><text:span text:style-name="T20"> anything we today could imagine. All with the power of mankind’s own creation. Who needs a god when you can build one, until you become one yourself? All of this made the story that much more relevant, even more so today than when the story was written. It </text:span><text:soft-page-break/><text:span text:style-name="T20">is no less powerful in it’s message because the problems mankind faced are even more present today. Renewable energy is finally surpassing fossil fuels. Overpopulation has become a problem many growing cities are facing and younger areas are preemptively preparing for. Space travel is reaching new heights that may one day save mankind from itself. But Isaac Asimov’s humanistic love for mankind also reached to the flip-side in an utter distaste for the concept of God itself. He once expressed his views on heaven and hell as very similar. </text:span><text:span text:style-name="T21">He considered the “boredom of heaven” to be worse than the tortures of hell. </text:span><text:span text:style-name="T23">This was embodied in his short story </text:span><text:span text:style-name="T29">The Last Answer</text:span><text:span text:style-name="T23">. “It is troublesome to have to force my thinking small enough to permeate yours.”. The godlike being was made presumptuous and unlikable. “You are not important at all.”, </text:span><text:span text:style-name="T24">in reference to the man. Asimov’s view on the Christian god as cruel and obviously disinterested in man is exemplified through this being. His manner, his goals, and his attitude were all designed to be despised by the reader. The forever afterlife that at first appears heaven was revealed as closer to </text:span><text:span text:style-name="T27">resembling </text:span><text:span text:style-name="T24">hell, just as Asimov </text:span><text:span text:style-name="T27">often saw it</text:span><text:span text:style-name="T24">. To Asimov, the role of religion in the future was not fueled by faith, but by reason and trust in mankind’s own perseverance.</text:span></text:p>
      <text:p text:style-name="P5"><text:span text:style-name="T24"><text:tab/>On the other hand, Ray Bradbury consistently saw religion as an important part of life and culture. He frequently enjoyed mixing the unknown of space and the certainties of science with religion just to see what would happen. </text:span><text:span text:style-name="T25">Unlike Asimov and so many others he saw science and space travel not as proof that God can’t exist, but that as proof that he has to. </text:span><text:span text:style-name="T26">In Bradbury’s </text:span><text:span text:style-name="T30">The Fire Balloons</text:span><text:span text:style-name="T26"> these views are expressed both in the culture and in the general message of the story. With a rocket full of pastors traveling to mars it is obvious that religion has a strong role in Bradbury’s future. In the beginning there is a strong urge to help </text:span><text:span text:style-name="T31">“[Men] who need saving, because there’re too</text:span></text:p>
      <text:p text:style-name="P7"><text:span text:style-name="T32">many wicked women came with them, and too much ten-century-old Martian win</text:span><text:span text:style-name="T33">e</text:span><text:span text:style-name="T9">”, which quite directly implies that these sins committed by man can only be fixed with help, rather than being fixed by man. </text:span><text:span text:style-name="T10">However, when Father Peregrine takes such interest in the Martian beings it is seen a certain </text:span><text:soft-page-break/><text:span text:style-name="T10">compassion for these intelligent beings that is a rather stereotypical religious belief. Peregrine’s insistence to help “</text:span><text:span text:style-name="T15">those in need” </text:span><text:span text:style-name="T10">was evident, “Somehow, they saved us. That proves</text:span></text:p>
      <text:p text:style-name="P4"><text:span text:style-name="T32">they have souls.”. </text:span><text:span text:style-name="T34">This urge to help the Martians pushed him so far as to step off of a cliff. Who could do that but by faith. At </text:span><text:span text:style-name="T35">first </text:span><text:span text:style-name="T34">this faith </text:span><text:span text:style-name="T35">appears</text:span><text:span text:style-name="T34"> ‘misplaced’. It </text:span><text:span text:style-name="T35">seems to be</text:span><text:span text:style-name="T34"> placed in the Martians themselves rather than at god, for Peregrine’s belief was that the Martians would save him from the drop. How can a person shift such faith in one thing to another? But when the Martains said, “</text:span><text:span text:style-name="T35">[T]</text:span><text:span text:style-name="T32">he sensualities and childishnesses and sins of the body were stripped away when our bodies were put aside. We have left sin behind</text:span><text:span text:style-name="T35">[.]</text:span><text:span text:style-name="T32">”, </text:span><text:span text:style-name="T35">it is evident that the</text:span><text:span text:style-name="T36">y </text:span><text:span text:style-name="T35">represent God. They were free of all sins because they were free of all that allows man to sin. </text:span><text:span text:style-name="T11">Without a body the sins that still can be committed lack any reason to be committed. </text:span><text:span text:style-name="T13">They were the light, they were wise, they were perfect; they were god.</text:span><text:span text:style-name="T11"> In contrast to Asimov’s humanist views, this also points out Bradbury’s view on humans as being flawed. </text:span><text:span text:style-name="T12">Man’s body is unique in shape, but also unique in sin. Without such a form Mankind would be better. Asimov certainly agreed that this form may be unideal, but he never made it a point to call it flawed, nor blame man itself for such flaws. </text:span><text:span text:style-name="T13">What made those flaws flaws was also a differing view.</text:span><text:span text:style-name="T12"> </text:span><text:span text:style-name="T13">These different but overlapping views were obviously influence</text:span><text:span text:style-name="T15">d</text:span><text:span text:style-name="T13"> by each authors own religious ideals. One of Bradbury’s methods of catching the reader in an emotional way was his context-less references to Peregrine’s memories of Independence Day Fireworks. “He felt like a child back in those </text:span><text:span text:style-name="T32">July Fourth evenings, the sky blowing apart, breaking into powdery stars and burning sound, the concussions jingling house windows like the ice on a thousand thin ponds.</text:span><text:span text:style-name="T13">” was a means to bring about similar emotions and memories in the reader. Most people have some memory of fireworks with loved ones, hoping to bring about a feeling of trust and joy towards the Martians. </text:span><text:span text:style-name="T14">It was a feeling of nostalgia and purpose that made one “reluctant to let it go; for, once released, it was yet another year</text:span></text:p>
      <text:p text:style-name="P6">gone from life, another Fourth, another bit of Beauty vanished.<text:span text:style-name="T7">”. Such strong imagery alone can hook a person to a story emotionally, and what is religion but strong expression of emotions through faith. Bradbury sought to bring feelings of faith towards his ideal creature, his representation of god. Be </text:span><text:soft-page-break/><text:span text:style-name="T7">brought to tears by it for its beauty and its perfection. This was a story of faith, through and through, just not in the heaven everybody </text:span><text:span text:style-name="T8">imagined</text:span><text:span text:style-name="T7">. </text:span></text:p>
      <text:p text:style-name="P8"><text:tab/>Isaac Asimov and Ray Bradbury, although differing quite drastically in religious ideals, both used religious allusions, contrasts, symbols, and imagery to express their beliefs through their work. They each saw religion in the future differently but they concurred that it was there. Science fiction and the future is all about the unknown, and who can know the truths of faith. As opposing as science and religion are there is quite a bit of overlap. How will religion and science interact as the future reveals itself? Will one eclipse the other, or will they blend to form a whole new faith of knowing the unknown? Only time will t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3:30:24.103886807</meta:creation-date>
    <dc:date>2017-09-07T20:08:17.418881859</dc:date>
    <meta:editing-duration>PT1H7M23S</meta:editing-duration>
    <meta:editing-cycles>4</meta:editing-cycles>
    <meta:generator>LibreOffice/6.0.1.1$Windows_X86_64 LibreOffice_project/60bfb1526849283ce2491346ed2aa51c465abfe6</meta:generator>
    <meta:document-statistic meta:table-count="0" meta:image-count="0" meta:object-count="0" meta:page-count="4" meta:paragraph-count="9" meta:word-count="1375" meta:character-count="7940" meta:non-whitespace-character-count="6568"/>
  </office:meta>
</office:document-meta>
</file>